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26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 style:list-style-name="L3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0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31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2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3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6958813504971246314" text:style-name="L1">
        <text:list-item>
          <text:list>
            <text:list-header>
              <text:p text:style-name="P27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6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923427946032953917" text:style-name="L2">
        <text:list-item>
          <text:list>
            <text:list-header>
              <text:p text:style-name="P29">41.8 miles in the last week </text:p>
              <text:p text:style-name="P29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7"/>
      <text:p text:style-name="P17">20.3 miles in the last week</text:p>
      <text:p text:style-name="P17"/>
      <text:p text:style-name="P17"/>
      <text:p text:style-name="P17"/>
      <text:p text:style-name="P11"/>
      <text:p text:style-name="P21"><text:soft-page-break/>Sat 9/23/2017 <text:span text:style-name="T1">21miles</text:span></text:p>
      <text:p text:style-name="P21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21"/>
      <text:p text:style-name="P22">In the last 11 weeks my runs over 10 miles have been:</text:p>
      <text:list xml:id="list1485977023569153239" text:style-name="L3">
        <text:list-item>
          <text:p text:style-name="P28">July <text:s text:c="5"/>9 – 11 miles</text:p>
        </text:list-item>
        <text:list-item>
          <text:p text:style-name="P28">July <text:s text:c="3"/>16 – 14.2 <text:s/>miles</text:p>
        </text:list-item>
        <text:list-item>
          <text:p text:style-name="P28">Aug<text:tab/> <text:s/>8 – 10.25 <text:s/>miles</text:p>
        </text:list-item>
        <text:list-item>
          <text:p text:style-name="P28">Aug<text:tab/>15 – 18 <text:s/>miles</text:p>
        </text:list-item>
        <text:list-item>
          <text:p text:style-name="P28">Aug<text:tab/>29 – 20.5 <text:s/>miles</text:p>
        </text:list-item>
        <text:list-item>
          <text:p text:style-name="P28">Sept <text:tab/>10 – 26.5 <text:s/>miles</text:p>
        </text:list-item>
        <text:list-item>
          <text:p text:style-name="P28">Sept <text:tab/>23 – 21 miles</text:p>
        </text:list-item>
      </text:list>
      <text:p text:style-name="P21"/>
      <text:p text:style-name="P22">Now I will start my 3 week taper for the Amsterdam Marathon on October 15.</text:p>
      <text:p text:style-name="P22"/>
      <text:p text:style-name="P22"><text:span text:style-name="T2">Sun 9/24/2017 </text:span>no running </text:p>
      <text:p text:style-name="P22"/>
      <text:p text:style-name="P22"><text:span text:style-name="T2">Mon 9/25/2017 </text:span>2 miles </text:p>
      <text:p text:style-name="P21">I ran ½ mile to the Wise Center and then used weight machines for a light full body workout. <text:s/>I ran 1 mile in 9:00 on a treadmill and then jogged ½ mile home.</text:p>
      <text:p text:style-name="P21"/>
      <text:p text:style-name="P21">Tues 9/26/2017 <text:span text:style-name="T1">4.25 miles</text:span> </text:p>
      <text:p text:style-name="P21">I ran 4 miles on hilly roads and averaged 9:16/mile. Then I jogged ¼ mile.</text:p>
      <text:p text:style-name="P21"/>
      <text:p text:style-name="P21">Wed 9/27/2017 <text:span text:style-name="T1">no running</text:span></text:p>
      <text:p text:style-name="P21">We drove to Chatham NY outside of Albany.</text:p>
      <text:p text:style-name="P21"/>
      <text:p text:style-name="P21">Thur 9/28/2017 <text:span text:style-name="T1">2.2 miles</text:span></text:p>
      <text:p text:style-name="P21">I ran out and back on a very hilly course 2.2 miles. <text:s/>The first 1.1 miles included about 0.9 miles uphill and about 0,1 miles downhill. <text:s/>The second 1.1 miles included about 0.9 miles downhill and about 0,1 miles uphill. <text:s/>Time: 24 minutes. </text:p>
      <text:p text:style-name="P21">We drove to Cape Code</text:p>
      <text:p text:style-name="P21"/>
      <text:p text:style-name="P21">Fri 9/29/2017 <text:span text:style-name="T1">4.25 miles in Dennis Port Mass</text:span></text:p>
      <text:p text:style-name="P21">I ran 1.25 miles averaging 8:55/mile and rested about 1 minute.</text:p>
      <text:p text:style-name="P21">Then 2 x ½ mile with a ¼ mile jog after each run and then about a one minute rest. </text:p>
      <text:p text:style-name="P21"><text:tab/>Times for the ½ mile runs: 3:46, 3:48</text:p>
      <text:p text:style-name="P21">Then 1.25 miles averaging 8:54/mile followed by a ¼ mile walk to warm down.</text:p>
      <text:p text:style-name="P23"/>
      <text:list xml:id="list6514038481489437050" text:style-name="L4">
        <text:list-item>
          <text:list>
            <text:list-header>
              <text:p text:style-name="P30">33.7 miles in the last week</text:p>
              <text:p text:style-name="P31"/>
              <text:p text:style-name="P32"><text:soft-page-break/>Sat 9/30/2017 <text:span text:style-name="T1">7.2 miles</text:span></text:p>
            </text:list-header>
          </text:list>
        </text:list-item>
      </text:list>
      <text:p text:style-name="P24">I ran 7 miles and averaged 8:59/mile. <text:s/>Then I walked 0.2 miles</text:p>
      <text:p text:style-name="P24"/>
      <text:p text:style-name="P24"/>
      <text:p text:style-name="P24">Sun 10/1/2017 <text:span text:style-name="T1">1 mile</text:span></text:p>
      <text:p text:style-name="P24">I ran about 1 mile on a hilly trail.</text:p>
      <text:p text:style-name="P24"/>
      <text:p text:style-name="P24"/>
      <text:p text:style-name="P24">Mon 10/2/2017 <text:span text:style-name="T1">12.4 miles</text:span></text:p>
      <text:p text:style-name="P24">I ran 8 miles and averaged 8:46/mile. <text:s/>The first mile was in 9:06 and the last in 8:17. Then I walked 0.4 miles. <text:s/>Later on in the day I walked twice for a total of about 4 miles. </text:p>
      <text:p text:style-name="P24"/>
      <text:p text:style-name="P24"/>
      <text:p text:style-name="P24">Tues 10/3/2017 <text:s/><text:span text:style-name="T1">5.3 miles</text:span></text:p>
      <text:p text:style-name="P24">I walked and ran 5 miles and average 10:59/mile. <text:s/>I ran ¾ miles, walked ¼ mile and repeated until I reached 5 miles. <text:s/>Then I jogged 0.3 miles</text:p>
      <text:p text:style-name="P24"/>
      <text:p text:style-name="P24"/>
      <text:p text:style-name="P24">Wed 10/4/2017 <text:span text:style-name="T1">no running</text:span> </text:p>
      <text:p text:style-name="P24">We drove from Cape Cod to Rochester NY.</text:p>
      <text:p text:style-name="P24"/>
      <text:p text:style-name="P24"/>
      <text:p text:style-name="P24">Thur 10/5/2017 <text:span text:style-name="T1">3 miles</text:span></text:p>
      <text:p text:style-name="P24">We drove home to Meadville. I ran 3 miles in about 32 minutes.</text:p>
      <text:p text:style-name="P24"/>
      <text:p text:style-name="P24"/>
      <text:p text:style-name="P24">Fri 10/6/2017 <text:span text:style-name="T1">2.5 miles</text:span></text:p>
      <text:p text:style-name="P24">I ran 2.1 miles on slightly hilly roads and averaged 9:58/mile. <text:s/>Then I walked 0.4 miles.</text:p>
      <text:p text:style-name="P24"/>
      <text:p text:style-name="P25">miles in the last week 31.4</text:p>
      <text:p text:style-name="P25"/>
      <text:p text:style-name="P25"/>
      <text:p text:style-name="P25"/>
      <text:p text:style-name="P11"><text:soft-page-break/>Sat 10/7/2017 <text:span text:style-name="T1">4.8 miles</text:span></text:p>
      <text:p text:style-name="P11">I ran 4.5 miles on hilly roads and averaged 9:26/mile. <text:s/>Then I walked 0.3 miles.</text:p>
      <text:p text:style-name="P11"/>
      <text:p text:style-name="P11">Sun 10/8/2017 <text:span text:style-name="T1">no running</text:span></text:p>
      <text:p text:style-name="P11">We started our trip to Amsterdam.</text:p>
      <text:p text:style-name="P11"/>
      <text:p text:style-name="P11">Mon 10/9/2017 <text:span text:style-name="T1">no running</text:span></text:p>
      <text:p text:style-name="P11">We arrived in Amsterdam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10-09T15:45:19.30</dc:date>
    <dc:creator>James Lombardi</dc:creator>
    <meta:editing-duration>P1DT2H20M55S</meta:editing-duration>
    <meta:editing-cycles>169</meta:editing-cycles>
    <meta:generator>OpenOffice/4.1.2$Win32 OpenOffice.org_project/412m3$Build-9782</meta:generator>
    <meta:document-statistic meta:table-count="0" meta:image-count="0" meta:object-count="0" meta:page-count="14" meta:paragraph-count="248" meta:word-count="4380" meta:character-count="22077"/>
  </office:meta>
</office:document-meta>
</file>